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" svg:font-family="Arial, 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style:rel-width="100%" table:align="left"/>
    </style:style>
    <style:style style:name="Tabela1.A" style:family="table-column">
      <style:table-column-properties style:column-width="8.16cm" style:rel-column-width="31453*"/>
    </style:style>
    <style:style style:name="Tabela1.B" style:family="table-column">
      <style:table-column-properties style:column-width="8.841cm" style:rel-column-width="34081*"/>
    </style:style>
    <style:style style:name="Tabela1.1" style:family="table-row">
      <style:table-row-properties style:min-row-height="0.847cm"/>
    </style:style>
    <style:style style:name="Tabela1.A1" style:family="table-cell">
      <style:table-cell-properties style:vertical-align="middle"/>
    </style:style>
    <style:style style:name="P1" style:family="paragraph" style:parent-style-name="Quotations">
      <style:paragraph-properties fo:margin-left="2cm" fo:margin-right="2cm" fo:text-align="justify" style:justify-single-word="false" fo:text-indent="0cm" style:auto-text-indent="false"/>
    </style:style>
    <style:style style:name="P2" style:family="paragraph" style:parent-style-name="Quotations">
      <style:paragraph-properties fo:margin-left="2cm" fo:margin-right="2cm" fo:text-align="justify" style:justify-single-word="false" fo:text-indent="0cm" style:auto-text-indent="false"/>
      <style:text-properties fo:color="#000000" loext:opacity="100%" style:font-name="Arial1" fo:font-size="10pt" fo:font-weight="normal"/>
    </style:style>
    <style:style style:name="P3" style:family="paragraph" style:parent-style-name="Quotations">
      <style:paragraph-properties fo:margin-left="2cm" fo:margin-right="2cm" fo:text-align="justify" style:justify-single-word="false" fo:text-indent="0cm" style:auto-text-indent="false"/>
      <style:text-properties fo:color="#000000" loext:opacity="100%" style:font-name="Arial1" fo:font-size="10pt" fo:font-weight="normal" officeooo:paragraph-rsid="001c6e14"/>
    </style:style>
    <style:style style:name="P4" style:family="paragraph" style:parent-style-name="Quotations">
      <style:paragraph-properties fo:margin-left="0cm" fo:margin-right="0cm" fo:text-align="justify" style:justify-single-word="false" fo:text-indent="0.926cm" style:auto-text-indent="false"/>
      <style:text-properties fo:color="#000000" loext:opacity="100%" style:font-name="Arial1" fo:font-size="10pt" fo:font-weight="normal"/>
    </style:style>
    <style:style style:name="P5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 loext:opacity="100%" style:font-name="Arial1" fo:font-size="10pt" fo:font-weight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>
        <style:tab-stops>
          <style:tab-stop style:position="0.993cm"/>
        </style:tab-stops>
      </style:paragraph-properties>
      <style:text-properties fo:color="#000000" loext:opacity="100%" style:font-name="Arial1" fo:font-size="10pt" fo:font-weight="normal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Arial1" fo:font-size="10pt" fo:font-weight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993cm"/>
        </style:tab-stops>
      </style:paragraph-properties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993cm"/>
        </style:tab-stops>
      </style:paragraph-properties>
    </style:style>
    <style:style style:name="P11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.926cm" style:auto-text-indent="false"/>
      <style:text-properties fo:color="#000000" loext:opacity="100%" fo:font-weight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926cm" style:auto-text-indent="false"/>
      <style:text-properties fo:color="#000000" loext:opacity="100%" style:font-name="Arial1" fo:font-size="10pt" fo:font-weight="normal"/>
    </style:style>
    <style:style style:name="P14" style:family="paragraph" style:parent-style-name="Text_20_body">
      <style:paragraph-properties fo:margin-left="0cm" fo:margin-right="0cm" fo:text-align="center" style:justify-single-word="false" fo:text-indent="0.926cm" style:auto-text-indent="false"/>
      <style:text-properties fo:color="#000000" loext:opacity="100%" style:font-name="Arial1" fo:font-size="10pt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.926cm" style:auto-text-indent="false"/>
      <style:text-properties fo:color="#000000" loext:opacity="100%" style:font-name="Arial1" fo:font-size="10pt" fo:font-style="normal" fo:font-weight="normal" style:font-style-asian="normal" style:font-style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.926cm" style:auto-text-indent="false"/>
      <style:text-properties fo:color="#000000" loext:opacity="100%"/>
    </style:style>
    <style:style style:name="P17" style:family="paragraph" style:parent-style-name="Text_20_body">
      <style:paragraph-properties fo:margin-left="0cm" fo:margin-right="0cm" fo:text-align="center" style:justify-single-word="false" fo:text-indent="0.926cm" style:auto-text-indent="false" fo:break-before="page"/>
      <style:text-properties fo:color="#000000" loext:opacity="100%" style:font-name="Arial1" fo:font-size="10pt" fo:font-weight="normal"/>
    </style:style>
    <style:style style:name="P18" style:family="paragraph" style:parent-style-name="Text_20_body">
      <style:paragraph-properties fo:margin-left="0cm" fo:margin-right="0cm" fo:text-align="center" style:justify-single-word="false" fo:text-indent="1cm" style:auto-text-indent="false"/>
      <style:text-properties fo:color="#000000" loext:opacity="100%" style:font-name="Arial1" fo:font-size="10pt" fo:font-weight="normal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weight="normal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80" loext:opacity="100%" style:font-name="Arial1" fo:font-size="10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/>
    </style:style>
    <style:style style:name="T3" style:family="text">
      <style:text-properties fo:color="#000000" loext:opacity="100%" style:font-name="Arial2" fo:font-size="10pt"/>
    </style:style>
    <style:style style:name="T4" style:family="text">
      <style:text-properties fo:color="#000000" loext:opacity="100%" style:text-position="33% 80%" style:text-underline-style="solid" style:text-underline-width="auto" style:text-underline-color="font-color" fo:font-weight="normal"/>
    </style:style>
    <style:style style:name="T5" style:family="text">
      <style:text-properties fo:color="#000000" loext:opacity="100%" style:text-position="33% 80%" style:font-name="Arial1" fo:font-size="10pt" style:text-underline-style="solid" style:text-underline-width="auto" style:text-underline-color="font-color" fo:font-weight="normal"/>
    </style:style>
    <style:style style:name="T6" style:family="text">
      <style:text-properties fo:color="#000000" loext:opacity="100%" style:text-position="33% 80%" style:font-name="Arial1" fo:font-size="10pt" fo:language="en" fo:country="US" style:text-underline-style="solid" style:text-underline-width="auto" style:text-underline-color="font-color" fo:font-weight="normal"/>
    </style:style>
    <style:style style:name="T7" style:family="text">
      <style:text-properties fo:color="#000000" loext:opacity="100%" style:text-position="33% 80%" style:font-name="Arial1" fo:font-size="10pt" fo:font-style="normal" style:text-underline-style="solid" style:text-underline-width="auto" style:text-underline-color="font-color" fo:font-weight="normal" style:font-style-asian="normal" style:font-style-complex="normal"/>
    </style:style>
    <style:style style:name="T8" style:family="text">
      <style:text-properties fo:color="#000000" loext:opacity="100%" fo:language="en" fo:country="US" fo:font-weight="normal"/>
    </style:style>
    <style:style style:name="T9" style:family="text">
      <style:text-properties fo:color="#000000" loext:opacity="100%" style:font-name="Arial1" fo:font-size="10pt" fo:font-weight="normal"/>
    </style:style>
    <style:style style:name="T10" style:family="text">
      <style:text-properties fo:color="#000000" loext:opacity="100%" style:font-name="Arial1" fo:font-size="10pt" fo:language="en" fo:country="US" fo:font-weight="normal"/>
    </style:style>
    <style:style style:name="T11" style:family="text">
      <style:text-properties fo:color="#000000" loext:opacity="100%" style:font-name="Arial1" fo:font-size="10pt" fo:font-style="normal" fo:font-weight="normal" style:font-style-asian="normal" style:font-style-complex="normal"/>
    </style:style>
    <style:style style:name="T12" style:family="text">
      <style:text-properties fo:color="#000000" loext:opacity="100%" fo:font-style="italic" fo:font-weight="normal"/>
    </style:style>
    <style:style style:name="T13" style:family="text">
      <style:text-properties fo:color="#000000" loext:opacity="100%" style:text-line-through-style="solid" style:text-line-through-type="single"/>
    </style:style>
    <style:style style:name="T14" style:family="text">
      <style:text-properties fo:color="#000000" loext:opacity="100%" style:text-line-through-style="solid" style:text-line-through-type="single" style:text-position="33% 80%" style:text-underline-style="solid" style:text-underline-width="auto" style:text-underline-color="font-color" fo:font-weight="normal"/>
    </style:style>
    <style:style style:name="T15" style:family="text">
      <style:text-properties fo:color="#000000" loext:opacity="100%" style:text-line-through-style="solid" style:text-line-through-type="single" fo:font-weight="normal"/>
    </style:style>
    <style:style style:name="T16" style:family="text">
      <style:text-properties style:text-position="33% 80%" style:text-underline-style="solid" style:text-underline-width="auto" style:text-underline-color="font-color"/>
    </style:style>
    <style:style style:name="T17" style:family="text">
      <style:text-properties fo:language="en" fo:country="US"/>
    </style:style>
    <style:style style:name="T18" style:family="text">
      <style:text-properties style:font-name="Arial1" fo:font-size="10pt"/>
    </style:style>
    <style:style style:name="T19" style:family="text">
      <style:text-properties style:font-name="Arial1" fo:font-size="10pt" fo:font-weight="normal"/>
    </style:style>
    <style:style style:name="T20" style:family="text">
      <style:text-properties fo:font-style="italic"/>
    </style:style>
    <style:style style:name="T2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://legislacao.planalto.gov.br/legisla/legislacao.nsf/Viw_Identificacao/lei%2011.892-2008?OpenDocument" text:style-name="Internet_20_link" text:visited-style-name="Visited_20_Internet_20_Link"><text:span text:style-name="Strong_20_Emphasis"><text:span text:style-name="T9">LEI Nº 11.892, DE 29 DE DEZEMBRO DE 2008.</text:span></text:span></text:a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<text:a xlink:type="simple" xlink:href="http://www.planalto.gov.br/ccivil_03/_ato2007-2010/2009/Decreto/D7022.htm" text:style-name="Internet_20_link" text:visited-style-name="Visited_20_Internet_20_Link"><text:span text:style-name="T9">(Vide Decreto nº 7.022, de 2009)</text:span></text:a></text:p>
          </table:table-cell>
          <table:table-cell table:style-name="Tabela1.A1" office:value-type="string">
            <text:p text:style-name="P5">Institui a Rede Federal de Educação Profissional, Científica e Tecnológica, cria os Institutos Federais de Educação, Ciência e Tecnologia, e dá outras providências.</text:p>
          </table:table-cell>
        </table:table-row>
      </table:table>
      <text:p text:style-name="P13">O PRESIDENTE DA REPÚBLICA Faço saber que o Congresso Nacional decreta e eu sanciono a seguinte Lei:</text:p>
      <text:p text:style-name="P8">CAPÍTULO I</text:p>
      <text:p text:style-name="P18">DA REDE FEDERAL DE EDUCAÇÃO PROFISSIONAL, CIENTÍFICA E TECNOLÓGICA</text:p>
      <text:p text:style-name="P13">Art. 1<text:span text:style-name="T16">o</text:span> Fica instituída, no âmbito do sistema federal de ensino, a Rede Federal de Educação Profissional, Científica e Tecnológica, vinculada ao Ministério da Educação e constituída pelas seguintes instituições:</text:p>
      <text:p text:style-name="P13">I - Institutos Federais de Educação, Ciência e Tecnologia - Institutos Federais;</text:p>
      <text:p text:style-name="P13">II - Universidade Tecnológica Federal do Paraná - UTFPR;</text:p>
      <text:p text:style-name="P13">III - Centros Federais de Educação Tecnológica Celso Suckow da Fonseca - CEFET-RJ e de Minas Gerais - CEFET-MG;</text:p>
      <text:p text:style-name="P9"><text:span text:style-name="T9"><text:tab/>IV - Escolas Técnicas Vinculadas às Universidades Federais; e </text:span><text:a xlink:type="simple" xlink:href="http://www.planalto.gov.br/ccivil_03/_Ato2011-2014/2012/Lei/L12677.htm#art5" text:style-name="Internet_20_link" text:visited-style-name="Visited_20_Internet_20_Link">(Redação dada pela Lei nº 12.677, de 2012)</text:a></text:p>
      <text:p text:style-name="P9"><text:span text:style-name="T9"><text:tab/>V - Colégio Pedro II.  </text:span><text:a xlink:type="simple" xlink:href="http://www.planalto.gov.br/ccivil_03/_Ato2011-2014/2012/Lei/L12677.htm#art5" text:style-name="Internet_20_link" text:visited-style-name="Visited_20_Internet_20_Link">(Incluído pela Lei nº 12.677, de 2012)</text:a></text:p>
      <text:p text:style-name="P9"><text:span text:style-name="T9">Parágrafo único.  As instituições mencionadas nos incisos I, II, III e V do caput possuem natureza jurídica de autarquia, detentoras de autonomia administrativa, patrimonial, financeira, didático-pedagógica e disciplinar. </text:span><text:a xlink:type="simple" xlink:href="http://www.planalto.gov.br/ccivil_03/_Ato2011-2014/2012/Lei/L12677.htm#art5" text:style-name="Internet_20_link" text:visited-style-name="Visited_20_Internet_20_Link">(Redação dada pela Lei nº 12.677, de 2012)</text:a></text:p>
      <text:p text:style-name="P13">Art. 2<text:span text:style-name="T16">o</text:span>  Os Institutos Federais são instituições de educação superior, básica e profissional, pluricurriculares e multicampi, especializados na oferta de educação profissional e tecnológica nas diferentes modalidades de ensino, com base na conjugação de conhecimentos técnicos e tecnológicos com as suas práticas pedagógicas, nos termos desta Lei.</text:p>
      <text:p text:style-name="P13">§ 1<text:span text:style-name="T16">o</text:span>  Para efeito da incidência das disposições que regem a regulação, avaliação e supervisão das instituições e dos cursos de educação superior, os Institutos Federais são equiparados às universidades federais.</text:p>
      <text:p text:style-name="P13">§ 2<text:span text:style-name="T16">o</text:span>  No âmbito de sua atuação, os Institutos Federais exercerão o papel de instituições acreditadoras e certificadoras de competências profissionais.</text:p>
      <text:p text:style-name="P13">§ 3<text:span text:style-name="T16">o</text:span>  Os Institutos Federais terão autonomia para criar e extinguir cursos, nos limites de sua área de atuação territorial, bem como para registrar diplomas dos cursos por eles oferecidos, mediante autorização do seu Conselho Superior, aplicando-se, no caso da oferta de cursos a distância, a legislação específica.</text:p>
      <text:p text:style-name="P11"><text:span text:style-name="T9">Art. 3</text:span><text:span text:style-name="T5">o</text:span><text:span text:style-name="T9">  A UTFPR configura-se como universidade especializada, nos termos do parágrafo único do </text:span><text:a xlink:type="simple" xlink:href="http://www.planalto.gov.br/ccivil_03/LEIS/L9394.htm#art52" text:style-name="Internet_20_link" text:visited-style-name="Visited_20_Internet_20_Link">art. 52 da Lei n</text:a><text:a xlink:type="simple" xlink:href="http://www.planalto.gov.br/ccivil_03/LEIS/L9394.htm#art52" text:style-name="Internet_20_link" text:visited-style-name="Visited_20_Internet_20_Link"><text:span text:style-name="T5">o</text:span></text:a><text:a xlink:type="simple" xlink:href="http://www.planalto.gov.br/ccivil_03/LEIS/L9394.htm#art52" text:style-name="Internet_20_link" text:visited-style-name="Visited_20_Internet_20_Link"><text:span text:style-name="T9"> 9.394, de 20 de dezembro de 1996</text:span></text:a><text:span text:style-name="T9">, regendo-se pelos princípios, finalidades e objetivos constantes da </text:span><text:a xlink:type="simple" xlink:href="http://www.planalto.gov.br/ccivil_03/_Ato2004-2006/2005/Lei/L11184.htm" text:style-name="Internet_20_link" text:visited-style-name="Visited_20_Internet_20_Link">Lei n</text:a><text:a xlink:type="simple" xlink:href="http://www.planalto.gov.br/ccivil_03/_Ato2004-2006/2005/Lei/L11184.htm" text:style-name="Internet_20_link" text:visited-style-name="Visited_20_Internet_20_Link"><text:span text:style-name="T5">o</text:span></text:a><text:a xlink:type="simple" xlink:href="http://www.planalto.gov.br/ccivil_03/_Ato2004-2006/2005/Lei/L11184.htm" text:style-name="Internet_20_link" text:visited-style-name="Visited_20_Internet_20_Link"><text:span text:style-name="T9"> 11.184, de 7 de outubro de 2005.</text:span></text:a></text:p>
      <text:p text:style-name="P13">Art. 4<text:span text:style-name="T16">o</text:span>  As Escolas Técnicas Vinculadas às Universidades Federais são estabelecimentos de ensino pertencentes à estrutura organizacional das universidades federais, dedicando-se, precipuamente, à oferta de formação profissional técnica de nível médio, em suas respectivas áreas de atuação.</text:p>
      <text:p text:style-name="P11"><text:bookmark text:name="art4a"/><text:span text:style-name="T10">Art. 4</text:span><text:span text:style-name="T6">o</text:span><text:span text:style-name="T10">-A. </text:span><text:span text:style-name="T9">O Colégio Pedro II é instituição federal de ensino, pluricurricular e multicampi, vinculada ao Ministério da Educação e especializada na oferta de educação básica e de</text:span><text:span text:style-name="T2"> </text:span><text:span text:style-name="T9">licenciaturas. 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P11"><text:soft-page-break/><text:span text:style-name="T9">Parágrafo único. O Colégio Pedro II é equiparado aos institutos federais para efeito de incidência das disposições que regem a autonomia e a utilização dos instrumentos de gestão do quadro de pessoal e de ações de regulação, avaliação e supervisão das instituições e dos cursos de educação profissional e superior. 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P7"/>
      <text:p text:style-name="P7">CAPÍTULO II</text:p>
      <text:p text:style-name="P20">DOS INSTITUTOS FEDERAIS DE EDUCAÇÃO, CIÊNCIA E TECNOLOGIA</text:p>
      <text:p text:style-name="P20">Seção I</text:p>
      <text:p text:style-name="P20">Da Criação dos Institutos Federais</text:p>
      <text:p text:style-name="P13"><text:bookmark text:name="art5"/>Art. 5<text:span text:style-name="T16">o</text:span> Ficam criados os seguintes Institutos Federais de Educação, Ciência e Tecnologia:</text:p>
      <text:p text:style-name="P13">I - Instituto Federal do Acre, mediante transformação da Escola Técnica Federal do Acre;</text:p>
      <text:p text:style-name="P13">II - Instituto Federal de Alagoas, mediante integração do Centro Federal de Educação Tecnológica de Alagoas e da Escola Agrotécnica Federal de Satuba;</text:p>
      <text:p text:style-name="P13">III - Instituto Federal do Amapá, mediante transformação da Escola Técnica Federal do Amapá;</text:p>
      <text:p text:style-name="P13">IV - Instituto Federal do Amazonas, mediante integração do Centro Federal de Educação Tecnológica do Amazonas e das Escolas Agrotécnicas Federais de Manaus e de São Gabriel da Cachoeira;</text:p>
      <text:p text:style-name="P13">V - Instituto Federal da Bahia, mediante transformação do Centro Federal de Educação Tecnológica da Bahia;</text:p>
      <text:p text:style-name="P13">VI - Instituto Federal Baiano, mediante integração das Escolas Agrotécnicas Federais de Catu, de Guanambi (Antonio José Teixeira), de Santa Inês e de Senhor do Bonfim; </text:p>
      <text:p text:style-name="P13">VII - Instituto Federal de Brasília, mediante transformação da Escola Técnica Federal de Brasília;</text:p>
      <text:p text:style-name="P13">VIII - Instituto Federal do Ceará, mediante integração do Centro Federal de Educação Tecnológica do Ceará e das Escolas Agrotécnicas Federais de Crato e de Iguatu;</text:p>
      <text:p text:style-name="P13">IX - Instituto Federal do Espírito Santo, mediante integração do Centro Federal de Educação Tecnológica do Espírito Santo e das Escolas Agrotécnicas Federais de Alegre, de Colatina e de Santa Teresa;</text:p>
      <text:p text:style-name="P13">X - Instituto Federal de Goiás, mediante transformação do Centro Federal de Educação Tecnológica de Goiás;</text:p>
      <text:p text:style-name="P13">XI - Instituto Federal Goiano, mediante integração dos Centros Federais de Educação Tecnológica de Rio Verde e de Urutaí, e da Escola Agrotécnica Federal de Ceres;</text:p>
      <text:p text:style-name="P13">XII - Instituto Federal do Maranhão, mediante integração do Centro Federal de Educação Tecnológica do Maranhão e das Escolas Agrotécnicas Federais de Codó, de São Luís e de São Raimundo das Mangabeiras;</text:p>
      <text:p text:style-name="P13">XIII - Instituto Federal de Minas Gerais, mediante integração dos Centros Federais de Educação Tecnológica de Ouro Preto e de Bambuí, e da Escola Agrotécnica Federal de São João Evangelista;</text:p>
      <text:p text:style-name="P13">XIV - Instituto Federal do Norte de Minas Gerais, mediante integração do Centro Federal de Educação Tecnológica de Januária e da Escola Agrotécnica Federal de Salinas;</text:p>
      <text:p text:style-name="P13">XV - Instituto Federal do Sudeste de Minas Gerais, mediante integração do Centro Federal de Educação Tecnológica de Rio Pomba e da Escola Agrotécnica Federal de Barbacena;</text:p>
      <text:p text:style-name="P13">XVI - Instituto Federal do Sul de Minas Gerais, mediante integração das Escolas Agrotécnicas Federais de Inconfidentes, de Machado e de Muzambinho;</text:p>
      <text:p text:style-name="P13"><text:soft-page-break/>XVII - Instituto Federal do Triângulo Mineiro, mediante integração do Centro Federal de Educação Tecnológica de Uberaba e da Escola Agrotécnica Federal de Uberlândia;</text:p>
      <text:p text:style-name="P13">XVIII - Instituto Federal de Mato Grosso, mediante integração dos Centros Federais de Educação Tecnológica de Mato Grosso e de Cuiabá, e da Escola Agrotécnica Federal de Cáceres;</text:p>
      <text:p text:style-name="P13">XIX - Instituto Federal de Mato Grosso do Sul, mediante integração da Escola Técnica Federal de Mato Grosso do Sul e da Escola Agrotécnica Federal de Nova Andradina;</text:p>
      <text:p text:style-name="P13">XX - Instituto Federal do Pará, mediante integração do Centro Federal de Educação Tecnológica do Pará e das Escolas Agrotécnicas Federais de Castanhal e de Marabá;</text:p>
      <text:p text:style-name="P13">XXI - Instituto Federal da Paraíba, mediante integração do Centro Federal de Educação Tecnológica da Paraíba e da Escola Agrotécnica Federal de Sousa;</text:p>
      <text:p text:style-name="P13">XXII - Instituto Federal de Pernambuco, mediante integração do Centro Federal de Educação Tecnológica de Pernambuco e das Escolas Agrotécnicas Federais de Barreiros, de Belo Jardim e de Vitória de Santo Antão;</text:p>
      <text:p text:style-name="P13">XXIII - Instituto Federal do Sertão Pernambucano, mediante transformação do Centro Federal de Educação Tecnológica de Petrolina;</text:p>
      <text:p text:style-name="P13">XXIV - Instituto Federal do Piauí, mediante transformação do Centro Federal de Educação Tecnológica do Piauí;</text:p>
      <text:p text:style-name="P13">XXV - Instituto Federal do Paraná, mediante transformação da Escola Técnica da Universidade Federal do Paraná;</text:p>
      <text:p text:style-name="P13">XXVI - Instituto Federal do Rio de Janeiro, mediante transformação do Centro Federal de Educação Tecnológica de Química de Nilópolis;</text:p>
      <text:p text:style-name="P13">XXVII - Instituto Federal Fluminense, mediante transformação do Centro Federal de Educação Tecnológica de Campos;</text:p>
      <text:p text:style-name="P13">XXVIII - Instituto Federal do Rio Grande do Norte, mediante transformação do Centro Federal de Educação Tecnológica do Rio Grande do Norte;</text:p>
      <text:p text:style-name="P13">XXIX - Instituto Federal do Rio Grande do Sul, mediante integração do Centro Federal de Educação Tecnológica de Bento Gonçalves, da Escola Técnica Federal de Canoas e da Escola Agrotécnica Federal de Sertão;</text:p>
      <text:p text:style-name="P13">XXX - Instituto Federal Farroupilha, mediante integração do Centro Federal de Educação Tecnológica de São Vicente do Sul e da Escola Agrotécnica Federal de Alegrete;</text:p>
      <text:p text:style-name="P13">XXXI - Instituto Federal Sul-rio-grandense, mediante transformação do Centro Federal de Educação Tecnológica de Pelotas;</text:p>
      <text:p text:style-name="P13">XXXII - Instituto Federal de Rondônia, mediante integração da Escola Técnica Federal de Rondônia e da Escola Agrotécnica Federal de Colorado do Oeste;</text:p>
      <text:p text:style-name="P13">XXXIII - Instituto Federal de Roraima, mediante transformação do Centro Federal de Educação Tecnológica de Roraima;</text:p>
      <text:p text:style-name="P13">XXXIV - Instituto Federal de Santa Catarina, mediante transformação do Centro Federal de Educação Tecnológica de Santa Catarina;</text:p>
      <text:p text:style-name="P13">XXXV - Instituto Federal Catarinense, mediante integração das Escolas Agrotécnicas Federais de Concórdia, de Rio do Sul e de Sombrio;</text:p>
      <text:p text:style-name="P13">XXXVI - Instituto Federal de São Paulo, mediante transformação do Centro Federal de Educação Tecnológica de São Paulo;</text:p>
      <text:p text:style-name="P13">XXXVII - Instituto Federal de Sergipe, mediante integração do Centro Federal de Educação Tecnológica de Sergipe e da Escola Agrotécnica Federal de São Cristóvão; e</text:p>
      <text:p text:style-name="P13"><text:soft-page-break/>XXXVIII - Instituto Federal do Tocantins, mediante integração da Escola Técnica Federal de Palmas e da Escola Agrotécnica Federal de Araguatins.</text:p>
      <text:p text:style-name="P11"><text:span text:style-name="T9">§ 1</text:span><text:span text:style-name="T5">o</text:span><text:span text:style-name="T9"> As localidades onde serão constituídas as reitorias dos Institutos Federais constam do </text:span><text:a xlink:type="simple" xlink:href="http://www.planalto.gov.br/ccivil_03/_ato2007-2010/2008/lei/l11892.htm#anexoi" text:style-name="Internet_20_link" text:visited-style-name="Visited_20_Internet_20_Link">Anexo I desta Lei</text:a><text:span text:style-name="T9">.</text:span></text:p>
      <text:p text:style-name="P13">§ 2<text:span text:style-name="T16">o</text:span> A unidade de ensino que compõe a estrutura organizacional de instituição transformada ou integrada em Instituto Federal passa de forma automática, independentemente de qualquer formalidade, à condição de campus da nova instituição.</text:p>
      <text:p text:style-name="P11"><text:span text:style-name="T9">§ 3</text:span><text:span text:style-name="T5">o</text:span><text:span text:style-name="T9"> A relação de Escolas Técnicas Vinculadas a Universidades Federais que passam a integrar os Institutos Federais consta do </text:span><text:a xlink:type="simple" xlink:href="http://www.planalto.gov.br/ccivil_03/_ato2007-2010/2008/lei/l11892.htm#anexoii" text:style-name="Internet_20_link" text:visited-style-name="Visited_20_Internet_20_Link">Anexo II desta Lei</text:a><text:span text:style-name="T9">.</text:span></text:p>
      <text:p text:style-name="P11"><text:span text:style-name="T9">§ 4</text:span><text:span text:style-name="T5">o</text:span><text:span text:style-name="T9"> As Escolas Técnicas Vinculadas às Universidades Federais não mencionadas na composição dos Institutos Federais, conforme relação constante do </text:span><text:a xlink:type="simple" xlink:href="http://www.planalto.gov.br/ccivil_03/_ato2007-2010/2008/lei/l11892.htm#anexoiii" text:style-name="Internet_20_link" text:visited-style-name="Visited_20_Internet_20_Link">Anexo III desta Le</text:a><text:span text:style-name="T9">i, poderão, mediante aprovação do Conselho Superior de sua respectiva universidade federal, propor ao Ministério da Educação a adesão ao Instituto Federal que esteja constituído na mesma base territorial.</text:span></text:p>
      <text:p text:style-name="P13">§ 5<text:span text:style-name="T16">o</text:span> A relação dos campi que integrarão cada um dos Institutos Federais criados nos termos desta Lei será estabelecida em ato do Ministro de Estado da Educação.</text:p>
      <text:p text:style-name="P11"><text:span text:style-name="T9">§ 6º Os Institutos Federais poderão conceder, nos termos de regulamentação a ser editada por órgão técnico competente do Ministério da Educação, bolsas de pesquisa, de desenvolvimento, de inovação e de intercâmbio a alunos, a docentes, a ocupantes de cargo público efetivo, a detentores de função ou de emprego público e a pesquisadores externos ou de empresas efetivamente envolvidos nessas atividades. </text:span><text:a xlink:type="simple" xlink:href="http://www.planalto.gov.br/ccivil_03/_Ato2023-2026/2023/Lei/L14695.htm#art1" text:style-name="Internet_20_link" text:visited-style-name="Visited_20_Internet_20_Link">(Redação dada pela Lei nº 14.695, de 2023)</text:a></text:p>
      <text:p text:style-name="P16"><text:span text:style-name="T19">Seção II</text:span></text:p>
      <text:p text:style-name="P20">Das Finalidades e Características dos Institutos Federais</text:p>
      <text:p text:style-name="P13">Art. 6<text:span text:style-name="T16">o</text:span> Os Institutos Federais têm por finalidades e características:</text:p>
      <text:p text:style-name="P13">I - ofertar educação profissional e tecnológica, em todos os seus níveis e modalidades, formando e qualificando cidadãos com vistas na atuação profissional nos diversos setores da economia, com ênfase no desenvolvimento socioeconômico local, regional e nacional;</text:p>
      <text:p text:style-name="P13">II - desenvolver a educação profissional e tecnológica como processo educativo e investigativo de geração e adaptação de soluções técnicas e tecnológicas às demandas sociais e peculiaridades regionais;</text:p>
      <text:p text:style-name="P13">III - promover a integração e a verticalização da educação básica à educação profissional e educação superior, otimizando a infra-estrutura física, os quadros de pessoal e os recursos de gestão;</text:p>
      <text:p text:style-name="P13">IV - orientar sua oferta formativa em benefício da consolidação e fortalecimento dos arranjos produtivos, sociais e culturais locais, identificados com base no mapeamento das potencialidades de desenvolvimento socioeconômico e cultural no âmbito de atuação do Instituto Federal;</text:p>
      <text:p text:style-name="P13">V - constituir-se em centro de excelência na oferta do ensino de ciências, em geral, e de ciências aplicadas, em particular, estimulando o desenvolvimento de espírito crítico, voltado à investigação empírica;</text:p>
      <text:p text:style-name="P13">VI - qualificar-se como centro de referência no apoio à oferta do ensino de ciências nas instituições públicas de ensino, oferecendo capacitação técnica e atualização pedagógica aos docentes das redes públicas de ensino;</text:p>
      <text:p text:style-name="P13">VII - desenvolver programas de extensão e de divulgação científica e tecnológica;</text:p>
      <text:p text:style-name="P13">VIII - realizar e estimular a pesquisa aplicada, a produção cultural, o empreendedorismo, o cooperativismo e o desenvolvimento científico e tecnológico;</text:p>
      <text:p text:style-name="P13">IX - promover a produção, o desenvolvimento e a transferência de tecnologias sociais, notadamente as voltadas à preservação do meio ambiente.</text:p>
      <text:p text:style-name="P13"/>
      <text:p text:style-name="P14"><text:soft-page-break/>Seção III</text:p>
      <text:p text:style-name="P20">Dos Objetivos dos Institutos Federais</text:p>
      <text:p text:style-name="P13">Art. 7<text:span text:style-name="T16">o</text:span> Observadas as finalidades e características definidas no art. 6<text:span text:style-name="T16">o</text:span> desta Lei, são objetivos dos Institutos Federais:</text:p>
      <text:p text:style-name="P13">I - ministrar educação profissional técnica de nível médio, prioritariamente na forma de cursos integrados, para os concluintes do ensino fundamental e para o público da educação de jovens e adultos;</text:p>
      <text:p text:style-name="P13">II - ministrar cursos de formação inicial e continuada de trabalhadores, objetivando a capacitação, o aperfeiçoamento, a especialização e a atualização de profissionais, em todos os níveis de escolaridade, nas áreas da educação profissional e tecnológica;</text:p>
      <text:p text:style-name="P13">III - realizar pesquisas aplicadas, estimulando o desenvolvimento de soluções técnicas e tecnológicas, estendendo seus benefícios à comunidade;</text:p>
      <text:p text:style-name="P13">IV - desenvolver atividades de extensão de acordo com os princípios e finalidades da educação profissional e tecnológica, em articulação com o mundo do trabalho e os segmentos sociais, e com ênfase na produção, desenvolvimento e difusão de conhecimentos científicos e tecnológicos;</text:p>
      <text:p text:style-name="P13">V - estimular e apoiar processos educativos que levem à geração de trabalho e renda e à emancipação do cidadão na perspectiva do desenvolvimento socioeconômico local e regional; e</text:p>
      <text:p text:style-name="P13">VI - ministrar em nível de educação superior:</text:p>
      <text:p text:style-name="P13">a) cursos superiores de tecnologia visando à formação de profissionais para os diferentes setores da economia;</text:p>
      <text:p text:style-name="P13">b) cursos de licenciatura, bem como programas especiais de formação pedagógica, com vistas na formação de professores para a educação básica, sobretudo nas áreas de ciências e matemática, e para a educação profissional;</text:p>
      <text:p text:style-name="P13">c) cursos de bacharelado e engenharia, visando à formação de profissionais para os diferentes setores da economia e áreas do conhecimento;</text:p>
      <text:p text:style-name="P13">d) cursos de pós-graduação lato sensu de aperfeiçoamento e especialização, visando à formação de especialistas nas diferentes áreas do conhecimento; e </text:p>
      <text:p text:style-name="P13">e) cursos de pós-graduação stricto sensu de mestrado e doutorado, que contribuam para promover o estabelecimento de bases sólidas em educação, ciência e tecnologia, com vistas no processo de geração e inovação tecnológica.</text:p>
      <text:p text:style-name="P13">Art. 8<text:span text:style-name="T16">o</text:span> No desenvolvimento da sua ação acadêmica, o Instituto Federal, em cada exercício, deverá garantir o mínimo de 50% (cinqüenta por cento) de suas vagas para atender aos objetivos definidos no inciso I do caput do art. 7<text:span text:style-name="T16">o</text:span> desta Lei, e o mínimo de 20% (vinte por cento) de suas vagas para atender ao previsto na alínea <text:span text:style-name="T20">b</text:span> do inciso VI do caput do citado art. 7<text:span text:style-name="T16">o</text:span>.</text:p>
      <text:p text:style-name="P13">§ 1<text:span text:style-name="T16">o</text:span> O cumprimento dos percentuais referidos no caput deverá observar o conceito de aluno-equivalente, conforme regulamentação a ser expedida pelo Ministério da Educação.</text:p>
      <text:p text:style-name="P13">§ 2<text:span text:style-name="T16">o</text:span> Nas regiões em que as demandas sociais pela formação em nível superior justificarem, o Conselho Superior do Instituto Federal poderá, com anuência do Ministério da Educação, autorizar o ajuste da oferta desse nível de ensino, sem prejuízo do índice definido no caput deste artigo, para atender aos objetivos definidos no inciso I do caput do art. 7<text:span text:style-name="T16">o</text:span> desta Lei.</text:p>
      <text:p text:style-name="P13"/>
      <text:p text:style-name="P17">Seção IV</text:p>
      <text:p text:style-name="P19">Da Estrutura Organizacional dos Institutos Federais</text:p>
      <text:p text:style-name="P13">Art. 9<text:span text:style-name="T16">o</text:span> Cada Instituto Federal é organizado em estrutura multicampi, com proposta orçamentária anual identificada para cada campus e a reitoria, exceto no que diz respeito a pessoal, encargos sociais e benefícios aos servidores.</text:p>
      <text:p text:style-name="P13">Art. 10. A administração dos Institutos Federais terá como órgãos superiores o Colégio de Dirigentes e o Conselho Superior.</text:p>
      <text:p text:style-name="P13">§ 1<text:span text:style-name="T16">o</text:span> As presidências do Colégio de Dirigentes e do Conselho Superior serão exercidas pelo Reitor do Instituto Federal.</text:p>
      <text:p text:style-name="P13">§ 2<text:span text:style-name="T16">o</text:span> O Colégio de Dirigentes, de caráter consultivo, será composto pelo Reitor, pelos Pró-Reitores e pelo Diretor-Geral de cada um dos campi que integram o Instituto Federal.</text:p>
      <text:p text:style-name="P13">§ 3<text:span text:style-name="T16">o</text:span> O Conselho Superior, de caráter consultivo e deliberativo, será composto por representantes dos docentes, dos estudantes, dos servidores técnico-administrativos, dos egressos da instituição, da sociedade civil, do Ministério da Educação e do Colégio de Dirigentes do Instituto Federal, assegurando-se a representação paritária dos segmentos que compõem a comunidade acadêmica.</text:p>
      <text:p text:style-name="P13">§ 4<text:span text:style-name="T16">o</text:span> O estatuto do Instituto Federal disporá sobre a estruturação, as competências e as normas de funcionamento do Colégio de Dirigentes e do Conselho Superior.</text:p>
      <text:p text:style-name="P11"><text:span text:style-name="T9">Art. 11. Os Institutos Federais terão como órgão executivo a reitoria, composta por 1 (um) Reitor e 5 (cinco) Pró-Reitores. </text:span><text:a xlink:type="simple" xlink:href="http://www.planalto.gov.br/ccivil_03/_ato2007-2010/2009/Decreto/D6986.htm" text:style-name="Internet_20_link" text:visited-style-name="Visited_20_Internet_20_Link">(Regulamento)</text:a></text:p>
      <text:p text:style-name="P11"><text:span text:style-name="T9">§ 1</text:span><text:span text:style-name="T5">o</text:span><text:span text:style-name="T9"> Poderão ser nomeados Pró-Reitores os servidores ocupantes de cargo efetivo da Carreira docente ou de cargo efetivo com nível superior da Carreira dos técnico-administrativos do Plano de Carreira dos Cargos Técnico-Administrativos em Educação, desde que possuam o mínimo de 5 (cinco) anos de efetivo exercício em instituição federal de educação profissional e tecnológica. </text:span><text:a xlink:type="simple" xlink:href="http://www.planalto.gov.br/ccivil_03/_Ato2011-2014/2012/Lei/L12772.htm#art42" text:style-name="Internet_20_link" text:visited-style-name="Visited_20_Internet_20_Link">(Redação dada pela Lei nº 12.772, de 2012)</text:a></text:p>
      <text:p text:style-name="P13">§ 2<text:span text:style-name="T16">o</text:span> A reitoria, como órgão de administração central, poderá ser instalada em espaço físico distinto de qualquer dos campi que integram o Instituto Federal, desde que previsto em seu estatuto e aprovado pelo Ministério da Educação.</text:p>
      <text:p text:style-name="P11"><text:span text:style-name="T9">Art. 12. Os Reitores serão nomeados pelo Presidente da República, para mandato de 4 (quatro) anos, permitida uma recondução, após processo de consulta à comunidade escolar do respectivo Instituto Federal, atribuindo-se o peso de 1/3 (um terço) para a manifestação do corpo docente, de 1/3 (um terço) para a manifestação dos servidores técnico-administrativos e de 1/3 (um terço) para a manifestação do corpo discente. </text:span><text:a xlink:type="simple" xlink:href="http://www.planalto.gov.br/ccivil_03/_ato2007-2010/2009/Decreto/D6986.htm" text:style-name="Internet_20_link" text:visited-style-name="Visited_20_Internet_20_Link">(Regulamento)</text:a><text:span text:style-name="T9"> </text:span></text:p>
      <text:p text:style-name="P13"><text:bookmark text:name="art12§1"/>§ 1<text:span text:style-name="T16">o</text:span> Poderão candidatar-se ao cargo de Reitor os docentes pertencentes ao Quadro de Pessoal Ativo Permanente de qualquer dos campi que integram o Instituto Federal, desde que possuam o mínimo de 5 (cinco) anos de efetivo exercício em instituição federal de educação profissional e tecnológica e que atendam a, pelo menos, um dos seguintes requisitos:</text:p>
      <text:p text:style-name="P13">I - possuir o título de doutor; ou</text:p>
      <text:p text:style-name="P13">II - estar posicionado nas Classes DIV ou DV da Carreira do Magistério do Ensino Básico, Técnico e Tecnológico, ou na Classe de Professor Associado da Carreira do Magistério Superior.</text:p>
      <text:p text:style-name="P13">§ 2<text:span text:style-name="T16">o</text:span> O mandato de Reitor extingue-se pelo decurso do prazo ou, antes desse prazo, pela aposentadoria, voluntária ou compulsória, pela renúncia e pela destituição ou vacância do cargo.</text:p>
      <text:p text:style-name="P13">§ 3<text:span text:style-name="T16">o</text:span> Os Pró-Reitores são nomeados pelo Reitor do Instituto Federal, nos termos da legislação aplicável à nomeação de cargos de direção.</text:p>
      <text:p text:style-name="P13"><text:soft-page-break/>Art. 13. Os campi serão dirigidos por Diretores-Gerais, nomeados pelo Reitor para mandato de 4 (quatro) anos, permitida uma recondução, após processo de consulta à comunidade do respectivo campus, atribuindo-se o peso de 1/3 (um terço) para a manifestação do corpo docente, de 1/3 (um terço) para a manifestação dos servidores técnico-administrativos e de 1/3 (um terço) para a manifestação do corpo discente. <text:a xlink:type="simple" xlink:href="http://www.planalto.gov.br/ccivil_03/_ato2007-2010/2009/Decreto/D6986.htm" text:style-name="Internet_20_link" text:visited-style-name="Visited_20_Internet_20_Link">(Regulamento)</text:a></text:p>
      <text:p text:style-name="P13"><text:bookmark text:name="art13§1"/>§ 1<text:span text:style-name="T16">o</text:span> Poderão candidatar-se ao cargo de Diretor-Geral do campus os servidores ocupantes de cargo efetivo da carreira docente ou de cargo efetivo de nível superior da carreira dos técnico-administrativos do Plano de Carreira dos Cargos Técnico-Administrativos em Educação, desde que possuam o mínimo de 5 (cinco) anos de efetivo exercício em instituição federal de educação profissional e tecnológica e que se enquadrem em pelo menos uma das seguintes situações:</text:p>
      <text:p text:style-name="P13">I - preencher os requisitos exigidos para a candidatura ao cargo de Reitor do Instituto Federal;</text:p>
      <text:p text:style-name="P13">II - possuir o mínimo de 2 (dois) anos de exercício em cargo ou função de gestão na instituição; ou</text:p>
      <text:p text:style-name="P12"><text:span text:style-name="T18">III - ter concluído, com aproveitamento, curso de formação para o exercício de cargo ou</text:span> <text:span text:style-name="T18">função de gestão em instituições da administração pública.</text:span></text:p>
      <text:p text:style-name="P13">§ 2<text:span text:style-name="T16">o</text:span> O Ministério da Educação expedirá normas complementares dispondo sobre o reconhecimento, a validação e a oferta regular dos cursos de que trata o inciso III do § 1<text:span text:style-name="T16">o</text:span> deste artigo.</text:p>
      <text:p text:style-name="P6"><text:bookmark text:name="capiia"/><text:span text:style-name="T9">CAPÍTULO II-A <text:line-break/>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P8">DO COLÉGIO PEDRO II</text:p>
      <text:p text:style-name="Quotations"><text:span text:style-name="T9">Art. 13-A. O Colégio Pedro II terá a mesma estrutura e organização dos Institutos Federais de Educação, Ciência e Tecnologia. 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Quotations"><text:span text:style-name="T9">Art. 13-B. As unidades escolares que atualmente compõem a estrutura organizacional do Colégio Pedro II passam de forma automática, independentemente de qualquer formalidade, à condição de campi da instituição. 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Quotations"><text:span text:style-name="T9">Parágrafo único. A criação de novos campi fica condicionada à expedição de autorização específica do Ministério da Educação. </text:span><text:a xlink:type="simple" xlink:href="http://www.planalto.gov.br/ccivil_03/_Ato2011-2014/2012/Lei/L12677.htm#art6" text:style-name="Internet_20_link" text:visited-style-name="Visited_20_Internet_20_Link">(Incluído pela Lei nº 12.677, de 2012)</text:a></text:p>
      <text:p text:style-name="P21">CAPÍTULO III</text:p>
      <text:p text:style-name="P21">DISPOSIÇÕES GERAIS E TRANSITÓRIAS</text:p>
      <text:p text:style-name="P13">Art. 14. O Diretor-Geral de instituição transformada ou integrada em Instituto Federal nomeado para o cargo de Reitor da nova instituição exercerá esse cargo até o final de seu mandato em curso e em caráter pro tempore, com a incumbência de promover, no prazo máximo de 180 (cento e oitenta) dias, a elaboração e encaminhamento ao Ministério da Educação da proposta de estatuto e de plano de desenvolvimento institucional do Instituto Federal, assegurada a participação da comunidade acadêmica na construção dos referidos instrumentos.</text:p>
      <text:p text:style-name="P13"><text:bookmark text:name="art14§1"/>§ 1<text:span text:style-name="T16">o</text:span> Os Diretores-Gerais das instituições transformadas em campus de Instituto Federal exercerão, até o final de seu mandato e em caráter pro tempore, o cargo de Diretor-Geral do respectivo campus<text:span text:style-name="T20">.</text:span></text:p>
      <text:p text:style-name="P15"><text:bookmark text:name="art14§2"/>§ 2<text:span text:style-name="T16">o</text:span> Nos campi em processo de implantação, os cargos de Diretor-Geral serão providos em caráter pro tempore, por nomeação do Reitor do Instituto Federal, até que seja possível identificar candidatos que atendam aos requisitos previstos no § 1<text:span text:style-name="T16">o</text:span> do art. 13 desta Lei.</text:p>
      <text:p text:style-name="P15"><text:bookmark text:name="art14§3"/>§ 3<text:span text:style-name="T16">o</text:span> O Diretor-Geral nomeado para o cargo de Reitor Pro-Tempore do Instituto Federal, ou de Diretor-Geral Pro-Tempore do Campus, não poderá candidatar-se a um novo mandato, desde que já se encontre no exercício do segundo mandato, em observância ao limite máximo de investidura permitida, que são de 2 (dois) mandatos consecutivos.</text:p>
      <text:p text:style-name="P15"><text:soft-page-break/>Art. 15. A criação de novas instituições federais de educação profissional e tecnológica, bem como a expansão das instituições já existentes, levará em conta o modelo de Instituto Federal, observando ainda os parâmetros e as normas definidas pelo Ministério da Educação.</text:p>
      <text:p text:style-name="P15">Art. 16. Ficam redistribuídos para os Institutos Federais criados nos termos desta Lei todos os cargos e funções, ocupados e vagos, pertencentes aos quadros de pessoal das respectivas instituições que os integram.</text:p>
      <text:p text:style-name="P15">§ 1<text:span text:style-name="T16">o</text:span> Todos os servidores e funcionários serão mantidos em sua lotação atual, exceto aqueles que forem designados pela administração superior de cada Instituto Federal para integrar o quadro de pessoal da Reitoria.</text:p>
      <text:p text:style-name="P11"><text:span text:style-name="T11">§ 2</text:span><text:span text:style-name="T7">o</text:span><text:span text:style-name="T11"> A mudança de lotação de servidores entre diferentes campi de um mesmo Instituto Federal deverá observar o instituto da remoção, nos termos do </text:span><text:a xlink:type="simple" xlink:href="http://www.planalto.gov.br/ccivil_03/LEIS/L8112cons.htm#art36" text:style-name="Internet_20_link" text:visited-style-name="Visited_20_Internet_20_Link">art. 36 da Lei n</text:a><text:a xlink:type="simple" xlink:href="http://www.planalto.gov.br/ccivil_03/LEIS/L8112cons.htm#art36" text:style-name="Internet_20_link" text:visited-style-name="Visited_20_Internet_20_Link"><text:span text:style-name="T7">o</text:span></text:a><text:a xlink:type="simple" xlink:href="http://www.planalto.gov.br/ccivil_03/LEIS/L8112cons.htm#art36" text:style-name="Internet_20_link" text:visited-style-name="Visited_20_Internet_20_Link"><text:span text:style-name="T11"> 8.112, de 11 de dezembro de 1990.</text:span></text:a></text:p>
      <text:p text:style-name="P15">Art. 17. O patrimônio de cada um dos novos Institutos Federais será constituído: </text:p>
      <text:p text:style-name="P15">I - pelos bens e direitos que compõem o patrimônio de cada uma das instituições que o integram, os quais ficam automaticamente transferidos, sem reservas ou condições, ao novo ente;</text:p>
      <text:p text:style-name="P15">II - pelos bens e direitos que vier a adquirir; </text:p>
      <text:p text:style-name="P15">III - pelas doações ou legados que receber; e </text:p>
      <text:p text:style-name="P15">IV - por incorporações que resultem de serviços por ele realizado.</text:p>
      <text:p text:style-name="P13">Parágrafo único. Os bens e direitos do Instituto Federal serão utilizados ou aplicados, exclusivamente, para a consecução de seus objetivos, não podendo ser alienados a não ser nos casos e condições permitidos em lei.</text:p>
      <text:p text:style-name="P13">Art. 18. Os Centros Federais de Educação Tecnológica Celso Suckow da Fonseca CEFET-RJ e de Minas Gerais - CEFET-MG, não inseridos no reordenamento de que trata o art. 5<text:span text:style-name="T16">o</text:span> desta Lei, permanecem como entidades autárquicas vinculadas ao Ministério da Educação, configurando-se como instituições de ensino superior pluricurriculares, especializadas na oferta de educação tecnológica nos diferentes níveis e modalidades de ensino, caracterizando-se pela atuação prioritária na área tecnológica, na forma da legislação.</text:p>
      <text:p text:style-name="P13"><text:bookmark text:name="art19"/><text:span text:style-name="T17">Art. 19. Os arts. </text:span>1<text:span text:style-name="T16">o</text:span>, 2<text:span text:style-name="T16">o</text:span>, 4<text:span text:style-name="T16">o</text:span> e 5<text:span text:style-name="T16">o</text:span> da Lei n<text:span text:style-name="T16">o</text:span> 11.740, de 16 de julho de 2008, passam a vigorar com as seguintes alterações:</text:p>
      <text:p text:style-name="P1"><text:a xlink:type="simple" xlink:href="http://www.planalto.gov.br/ccivil_03/_ato2007-2010/2008/lei/L11740.htm#art1" text:style-name="Internet_20_link" text:visited-style-name="Visited_20_Internet_20_Link"><text:span text:style-name="T9">“Art. 1</text:span></text:a><text:a xlink:type="simple" xlink:href="http://www.planalto.gov.br/ccivil_03/_ato2007-2010/2008/lei/L11740.htm#art1" text:style-name="Internet_20_link" text:visited-style-name="Visited_20_Internet_20_Link"><text:span text:style-name="T5">o</text:span></text:a><text:span text:style-name="T9"> Ficam criados, no âmbito do Ministério da Educação, para redistribuição a instituições federais de educação profissional e tecnológica:</text:span></text:p>
      <text:p text:style-name="P4"><text:a xlink:type="simple" xlink:href="http://www.planalto.gov.br/ccivil_03/_ato2007-2010/2008/lei/L11740.htm#art2" text:style-name="Internet_20_link" text:visited-style-name="Visited_20_Internet_20_Link">“Art. 2</text:a><text:a xlink:type="simple" xlink:href="http://www.planalto.gov.br/ccivil_03/_ato2007-2010/2008/lei/L11740.htm#art2" text:style-name="Internet_20_link" text:visited-style-name="Visited_20_Internet_20_Link"><text:span text:style-name="T16">o</text:span></text:a> Ficam criados, no âmbito do Ministério da Educação, para alocação a instituições federais de educação profissional e tecnológica, os seguintes cargos em comissão e as seguintes funções gratificadas:</text:p>
      <text:p text:style-name="P2">I - 38 (trinta e oito) cargos de direção - CD-1;</text:p>
      <text:p text:style-name="P2">.............................................................................................</text:p>
      <text:p text:style-name="P1"><text:a xlink:type="simple" xlink:href="http://www.planalto.gov.br/ccivil_03/_ato2007-2010/2008/lei/L11740.htm#art2iv" text:style-name="Internet_20_link" text:visited-style-name="Visited_20_Internet_20_Link">IV -</text:a><text:span text:style-name="T9"> 508 (quinhentos e oito) cargos de direção - CD-4;</text:span></text:p>
      <text:p text:style-name="P2">.............................................................................................</text:p>
      <text:p text:style-name="P1"><text:a xlink:type="simple" xlink:href="http://www.planalto.gov.br/ccivil_03/_ato2007-2010/2008/lei/L11740.htm#art2vi" text:style-name="Internet_20_link" text:visited-style-name="Visited_20_Internet_20_Link">VI -</text:a><text:span text:style-name="T9"> 2.139 (duas mil, cento e trinta e nove) Funções Gratificadas – FG-2.</text:span></text:p>
      <text:p text:style-name="P3"><text:span text:style-name="T9">.............................................................................................</text:span></text:p>
      <text:p text:style-name="P1"><text:soft-page-break/><text:a xlink:type="simple" xlink:href="http://www.planalto.gov.br/ccivil_03/_ato2007-2010/2008/lei/L11740.htm#art4" text:style-name="Internet_20_link" text:visited-style-name="Visited_20_Internet_20_Link"><text:span text:style-name="T9">“Art. 4</text:span></text:a><text:a xlink:type="simple" xlink:href="http://www.planalto.gov.br/ccivil_03/_ato2007-2010/2008/lei/L11740.htm#art4" text:style-name="Internet_20_link" text:visited-style-name="Visited_20_Internet_20_Link"><text:span text:style-name="T5">o</text:span></text:a><text:span text:style-name="T9"> Ficam criados, no âmbito do Ministério da Educação, para redistribuição a instituições federais de ensino superior, nos termos de ato do Ministro de Estado da Educação, os seguintes cargos:</text:span></text:p>
      <text:p text:style-name="P1"><text:a xlink:type="simple" xlink:href="http://www.planalto.gov.br/ccivil_03/_ato2007-2010/2008/lei/L11740.htm#art5" text:style-name="Internet_20_link" text:visited-style-name="Visited_20_Internet_20_Link"><text:span text:style-name="T9">“Art. 5</text:span></text:a><text:a xlink:type="simple" xlink:href="http://www.planalto.gov.br/ccivil_03/_ato2007-2010/2008/lei/L11740.htm#art5" text:style-name="Internet_20_link" text:visited-style-name="Visited_20_Internet_20_Link"><text:span text:style-name="T5">o</text:span></text:a><text:span text:style-name="T9"> Ficam criados, no âmbito do Ministério da Educação, para alocação a instituições federais de ensino superior, nos termos de ato do Ministro de Estado da Educação, os seguintes Cargos de Direção - CD e Funções Gratificadas - FG:</text:span></text:p>
      <text:p text:style-name="P13">Art. 20. Esta Lei entra em vigor na data de sua publicação.</text:p>
      <text:p text:style-name="P13">Brasília, 29 de dezembro de 2008; 187<text:span text:style-name="T16">o</text:span> da Independência e 120<text:span text:style-name="T16">o</text:span> da República.</text:p>
      <text:p text:style-name="P13"/>
      <text:p text:style-name="P11"><text:span text:style-name="T9"/></text:p>
      <text:p text:style-name="P13"/>
      <text:p text:style-name="P13"/>
      <text:p text:style-name="P11"><text:span text:style-name="T9"/></text:p>
      <text:p text:style-name="P9"><text:span text:style-name="T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" svg:font-family="Arial, 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4:57:57.513730409</meta:creation-date>
    <dc:date>2023-11-10T15:27:25.545424791</dc:date>
    <meta:editing-duration>PT29M26S</meta:editing-duration>
    <meta:editing-cycles>10</meta:editing-cycles>
    <meta:generator>LibreOffice/7.0.4.2$Linux_X86_64 LibreOffice_project/00$Build-2</meta:generator>
    <meta:document-statistic meta:table-count="1" meta:image-count="0" meta:object-count="0" meta:page-count="9" meta:paragraph-count="157" meta:word-count="3954" meta:character-count="25913" meta:non-whitespace-character-count="22098"/>
  </office:meta>
</office:document-meta>
</file>